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title">
            <text:p>title</text:p>
          </table:table-cell>
          <table:table-cell table:style-name="pd1" office:value-type="string" office:string-value="description">
            <text:p>description</text:p>
          </table:table-cell>
          <table:table-cell table:style-name="pd1" office:value-type="string" office:string-value="location">
            <text:p>location</text:p>
          </table:table-cell>
          <table:table-cell table:style-name="pd1" office:value-type="string" office:string-value="salary">
            <text:p>salary</text:p>
          </table:table-cell>
          <table:table-cell table:style-name="pd1" office:value-type="string" office:string-value="type">
            <text:p>type</text:p>
          </table:table-cell>
        </table:table-row>
        <table:table-row>
          <table:table-cell office:value-type="string" office:string-value="AI Engineer">
            <text:p>AI Engineer</text:p>
          </table:table-cell>
          <table:table-cell office:value-type="string" office:string-value="Work with machine learning models">
            <text:p>Work with machine learning models</text:p>
          </table:table-cell>
          <table:table-cell office:value-type="string" office:string-value="Remote">
            <text:p>Remote</text:p>
          </table:table-cell>
          <table:table-cell office:value-type="float" office:value="120000">
            <text:p>120000</text:p>
          </table:table-cell>
          <table:table-cell office:value-type="string" office:string-value="FULL_TIME">
            <text:p>FULL_TIME</text:p>
          </table:table-cell>
        </table:table-row>
        <table:table-row>
          <table:table-cell office:value-type="string" office:string-value="DevOps Engineer">
            <text:p>DevOps Engineer</text:p>
          </table:table-cell>
          <table:table-cell office:value-type="string" office:string-value="Maintain CI/CD pipelines">
            <text:p>Maintain CI/CD pipelines</text:p>
          </table:table-cell>
          <table:table-cell office:value-type="string" office:string-value="Karachi, PK">
            <text:p>Karachi, PK</text:p>
          </table:table-cell>
          <table:table-cell office:value-type="float" office:value="80000">
            <text:p>80000</text:p>
          </table:table-cell>
          <table:table-cell office:value-type="string" office:string-value="FULL_TIME">
            <text:p>FULL_TIME</text:p>
          </table:table-cell>
        </table:table-row>
        <table:table-row>
          <table:table-cell office:value-type="string" office:string-value="Product Manager">
            <text:p>Product Manager</text:p>
          </table:table-cell>
          <table:table-cell office:value-type="string" office:string-value="Lead product development">
            <text:p>Lead product development</text:p>
          </table:table-cell>
          <table:table-cell office:value-type="string" office:string-value="Lahore, PK">
            <text:p>Lahore, PK</text:p>
          </table:table-cell>
          <table:table-cell office:value-type="float" office:value="100000">
            <text:p>100000</text:p>
          </table:table-cell>
          <table:table-cell office:value-type="string" office:string-value="FULL_TIME">
            <text:p>FULL_TIME</text:p>
          </table:table-cell>
        </table:table-row>
        <table:table-row>
          <table:table-cell office:value-type="string" office:string-value="QA Tester">
            <text:p>QA Tester</text:p>
          </table:table-cell>
          <table:table-cell office:value-type="string" office:string-value="Test software applications">
            <text:p>Test software applications</text:p>
          </table:table-cell>
          <table:table-cell office:value-type="string" office:string-value="Islamabad, PK">
            <text:p>Islamabad, PK</text:p>
          </table:table-cell>
          <table:table-cell office:value-type="float" office:value="50000">
            <text:p>50000</text:p>
          </table:table-cell>
          <table:table-cell office:value-type="string" office:string-value="CONTRACT">
            <text:p>CONTRAC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